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5da98" officeooo:paragraph-rsid="0005da98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62ea6" officeooo:paragraph-rsid="00062ea6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062ea6" officeooo:paragraph-rsid="00062ea6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обро пожаловать в <text:span text:style-name="T1">Water town</text:span></text:p>
      <text:p text:style-name="P1"/>
      <text:p text:style-name="P3">Вы будучи детективом спустя неделю после закрытия <text:span text:style-name="T1">Water town </text:span>идёте в это некогда прекрасное место чтобы узнать что там произошло. Хоть вы сразу понимали что это </text:p>
      <text:p text:style-name="P3">не будет простой прогулкой но всё оказалось ещё сложнее. Теперь разными путями </text:p>
      <text:p text:style-name="P3">вам придётся забираться ещё глубже в <text:s/><text:span text:style-name="T1">Water town. </text:span>Не стоит и забывать и о монстрах</text:p>
      <text:p text:style-name="P3">живущих здесь. Раньше они были как зверята но в один день они сошли сума и разгромили</text:p>
      <text:p text:style-name="P3">тут всё. Теперь вам предстоит узнать из-за чего это всё началось. 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22:46:43.550000000</meta:creation-date>
    <meta:generator>LibreOffice/7.1.1.2$Windows_X86_64 LibreOffice_project/fe0b08f4af1bacafe4c7ecc87ce55bb426164676</meta:generator>
    <dc:date>2024-02-27T19:22:03.137000000</dc:date>
    <meta:editing-duration>PT8M49S</meta:editing-duration>
    <meta:editing-cycles>3</meta:editing-cycles>
    <meta:document-statistic meta:table-count="0" meta:image-count="0" meta:object-count="0" meta:page-count="1" meta:paragraph-count="6" meta:word-count="85" meta:character-count="502" meta:non-whitespace-character-count="419"/>
  </office:meta>
</office:document-meta>
</file>